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minValue( short value , shor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maxValue( short value , shor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isInRange( short value , short min , short ma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Shor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minValue( Short value , short m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processParsedValue( Object value , Format format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hortValidator.ShortValidator( boolean strict , int forma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maxValue( Short value , shor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isInRange( Short value , short min , shor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ort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